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5fbec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7b1de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none" fo:font-weight="normal" officeooo:rsid="0045fbec" officeooo:paragraph-rsid="004b24c7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469ca8" officeooo:paragraph-rsid="00469ca8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Titulo" style:master-page-name="Standard">
      <style:paragraph-properties style:page-number="auto"/>
      <style:text-properties officeooo:paragraph-rsid="00395921"/>
    </style:style>
    <style:style style:name="P26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fo:color="#999966" officeooo:rsid="004d4034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7b1d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3fdb3c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469ca8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" fo:font-size="24pt" fo:font-weight="bold" officeooo:rsid="004a031e" style:font-size-asian="24pt" style:font-weight-asian="bold" style:font-size-complex="24pt" style:font-weight-complex="bold"/>
    </style:style>
    <style:style style:name="T16" style:family="text">
      <style:text-properties officeooo:rsid="00469ca8"/>
    </style:style>
    <style:style style:name="T17" style:family="text">
      <style:text-properties officeooo:rsid="0047b1de"/>
    </style:style>
    <style:style style:name="T18" style:family="text">
      <style:text-properties officeooo:rsid="004a031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5" text:name="NumeroTema"/>
        <text:user-field-decl office:value-type="string" office:string-value="Ampliando Vue 2. Firebase, Nuxt y Quasar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4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5">UD</text:span><text:span text:style-name="T11"> </text:span><text:span text:style-name="T13">1</text:span><text:span text:style-name="T14">5</text:span><text:span text:style-name="T11"> – </text:span><text:span text:style-name="T12">ACTIVIDAD 1 </text:span></text:p>
      <text:p text:style-name="P9"><text:span text:style-name="T12">(No evaluable)</text:span><text:span text:style-name="T11">.</text:span></text:p>
      <text:p text:style-name="P7"><text:user-field-get text:name="Tema">Ampliando Vue 2. Firebase, Nuxt y Quasar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9">Sergio García Barea</text:p>
      <text:p text:style-name="P18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1">201<text:span text:style-name="T18">9</text:span>/20<text:span text:style-name="T18">20</text:span></text:p>
      <text:p text:style-name="P20"><text:tab/><text:tab/><text:tab/><text:tab/><text:tab/><text:tab/><text:tab/><text:tab/><text:tab/><text:soft-page-break/><text:tab/>Versión:<text:date style:data-style-name="N104" text:date-value="2019-10-22T12:54:26.891660238">191022</text:date>.<text:time style:data-style-name="N105" text:time-value="2019-10-22T12:54:26.891813627">1254</text:time> </text:p>
      <text:p text:style-name="P3"/>
      <text:p text:style-name="P10">Licencia</text:p>
      <text:p text:style-name="Standard"/>
      <text:p text:style-name="P17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6"/>
      <text:p text:style-name="Notas_20_Informativas"><text:span text:style-name="T4"> </text:span>Atención</text:p>
      <text:p text:style-name="P16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Boletín de ejercicios<text:tab/>3</text:p>
        </text:index-body>
      </text:table-of-content>
      <text:p text:style-name="Standard"/>
      <text:p text:style-name="P25">UD<text:user-field-get text:name="NumeroTema">15</text:user-field-get>. <text:user-field-get text:name="Tema">Ampliando Vue 2. Firebase, Nuxt y Quasar</text:user-field-get></text:p>
      <text:h text:style-name="P26" text:outline-level="1">Boletín de ejercicios </text:h>
      <text:p text:style-name="P22"><text:span text:style-name="T4"> </text:span>Estos ejercicios son avanzados y requieren investigación. Comparte en el foro tus dudas y tus avances.</text:p>
      <text:p text:style-name="P12"><text:span text:style-name="T5">1) </text:span><text:span text:style-name="T17">Sigue este video para realizar una aplicación básica paso a paso con Quasar </text:span><text:a xlink:type="simple" xlink:href="https://www.youtube.com/watch?v=3mvPAgplDXA" text:style-name="Internet_20_link" text:visited-style-name="Visited_20_Internet_20_Link">https://www.youtube.com/watch?v=3mvPAgplDXA</text:a></text:p>
      <text:p text:style-name="P12"><text:span text:style-name="T6">2)</text:span><text:span text:style-name="T17"> Utiliza Quasar para generar ejecutables en Cordova y Electron de los ejemplos presentados en la UD 14.</text:span></text:p>
      <text:p text:style-name="P11"><text:span text:style-name="T6">3- Ampliación</text:span><text:span text:style-name="T5">)</text:span> <text:span text:style-name="T16">Haz funcionar el ejemplo proporcionado de Nuxt en tu máquina. ¿Que diferencias observas entre el código que ve el cliente con Vue 2 y el que ve con Nuxt? ¿Cuando es mejor usar Nuxt que Vue 2?</text:span></text:p>
      <text:p text:style-name="P15">Comparte tus dudas y observaciones en el foro.</text:p>
      <text:p text:style-name="P13"><text:span text:style-name="T6">4</text:span><text:span text:style-name="T5">- Ampliación)</text:span> Usando lo aprendido con el ejemplo </text:p>
      <text:p text:style-name="P13"><text:a xlink:type="simple" xlink:href="https://github.com/sergarb1/Vuejs2-Examples/tree/master/lista-de-tareas-firebase" text:style-name="Internet_20_link" text:visited-style-name="Visited_20_Internet_20_Link">https://github.com/sergarb1/Vuejs2-Examples/tree/master/lista-de-tareas-firebase</text:a></text:p>
      <text:p text:style-name="P14">Modif<text:span text:style-name="T16">i</text:span>ca el ejemplo</text:p>
      <text:p text:style-name="P14"><text:s/><text:a xlink:type="simple" xlink:href="https://github.com/sergarb1/Vuejs2-Examples/tree/master/simulacion-de-chat-entre-dos-usuarios" text:style-name="Internet_20_link" text:visited-style-name="Visited_20_Internet_20_Link">https://github.com/sergarb1/Vuejs2-Examples/tree/master/simulacion-de-chat-entre-dos-usuarios</text:a></text:p>
      <text:p text:style-name="P13">con el fin de que el chat se guarde en Firebase y sea permanente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4d4034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5" text:name="NumeroTema"/>
          <text:user-field-decl office:value-type="string" office:string-value="Ampliando Vue 2. Firebase, Nuxt y Quasar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5</text:user-field-get></text:span><text:span text:style-name="MT1">. </text:span><text:span text:style-name="MT1"><text:user-field-get text:name="Tema">Ampliando Vue 2. Firebase, Nuxt y Quasar</text:user-field-get></text:span></text:p>
      </style:header>
      <style:footer>
        <text:user-field-decls>
          <text:user-field-decl office:value-type="string" office:string-value="15" text:name="NumeroTema"/>
        </text:user-field-decls>
        <text:p text:style-name="Footer"><text:span text:style-name="MT1">C</text:span><text:span text:style-name="MT2">FG</text:span><text:span text:style-name="MT1">S. Desarrollo de </text:span>Aplicaciones<text:span text:style-name="MT1"> WEB<text:tab/><text:tab/></text:span><text:span text:style-name="MT1"><text:user-field-get text:name="NumeroTema">1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31M49S</meta:editing-duration>
    <meta:editing-cycles>43</meta:editing-cycles>
    <meta:generator>LibreOffice/6.3.2.2$Linux_X86_64 LibreOffice_project/30$Build-2</meta:generator>
    <dc:title>Plantilla CEED</dc:title>
    <dc:date>2019-10-22T12:54:26.608754197</dc:date>
    <meta:document-statistic meta:table-count="0" meta:image-count="2" meta:object-count="0" meta:page-count="3" meta:paragraph-count="34" meta:word-count="260" meta:character-count="1801" meta:non-whitespace-character-count="1550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